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Source_Text"><text:span text:style-name="NormalTok">MaxValue</text:span></text:span> and <text:span text:style-name="Source_Text"><text:span text:style-name="NormalTok">MinValue</text:span>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Source_Text"><text:span text:style-name="NormalTok">String</text:span><text:span text:style-name="OperatorTok">.</text:span><text:span text:style-name="FunctionTok">Format</text:span>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For a general introduction of overflow, please <text:a xlink:type="simple" xlink:href="https://csci-1301.github.io/book.html#overflow" office:name=""><text:span text:style-name="Definition">read the relevant section</text:span></text:a>. Do execute the code shared in this section:</text:p>
      <text:p text:style-name="Preformatted_20_Text">
<text:span text:style-name="KeywordTok">using</text:span><text:span text:style-name="NormalTok"><text:s text:c="1"/>System</text:span><text:span text:style-name="OperatorTok">;</text:span>
</text:p>
      <text:p text:style-name="Preformatted_20_Text">
</text:p>
      <text:p text:style-name="Preformatted_20_Text">
<text:span text:style-name="KeywordTok">class</text:span><text:span text:style-name="NormalTok"><text:s text:c="1"/>Program</text:span>
</text:p>
      <text:p text:style-name="Preformatted_20_Text">
<text:span text:style-name="OperatorTok">{</text:span>
</text:p>
      <text:p text:style-name="Preformatted_20_Text">
<text:span text:style-name="NormalTok"><text:s text:c="4"/></text:span><text:span text:style-name="KeywordTok">static</text:span><text:span text:style-name="NormalTok"><text:s text:c="1"/></text:span><text:span text:style-name="DataTypeTok">void</text:span><text:span text:style-name="NormalTok"><text:s text:c="1"/></text:span><text:span text:style-name="FunctionTok">Main</text:span><text:span text:style-name="OperatorTok">(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</text:span><text:span text:style-name="DataTypeTok">uint</text:span><text:span text:style-name="NormalTok"><text:s text:c="1"/>n1</text:span><text:span text:style-name="OperatorTok">,</text:span>
</text:p>
      <text:p text:style-name="Preformatted_20_Text">
<text:span text:style-name="NormalTok"><text:s text:c="12"/>n2</text:span><text:span text:style-name="OperatorTok">;</text:span>
</text:p>
      <text:p text:style-name="Preformatted_20_Text"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StringTok">"Enter the requested loan amount for the first person:"</text:span><text:span text:style-name="OperatorTok">);</text:span>
</text:p>
      <text:p text:style-name="Preformatted_20_Text">
<text:span text:style-name="NormalTok"><text:s text:c="8"/>n1 </text:span><text:span text:style-name="OperatorTok">=</text:span><text:span text:style-name="NormalTok"><text:s text:c="1"/></text:span><text:span text:style-name="DataTypeTok">u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<text:p text:style-name="Preformatted_20_Text"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StringTok">"Enter the requested loan amount for the second person:"</text:span><text:span text:style-name="OperatorTok">);</text:span>
</text:p>
      <text:p text:style-name="Preformatted_20_Text">
<text:span text:style-name="NormalTok"><text:s text:c="8"/>n2 </text:span><text:span text:style-name="OperatorTok">=</text:span><text:span text:style-name="NormalTok"><text:s text:c="1"/></text:span><text:span text:style-name="DataTypeTok">u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<text:p text:style-name="Preformatted_20_Text">
</text:p>
      <text:p text:style-name="Preformatted_20_Text">
<text:span text:style-name="NormalTok"><text:s text:c="8"/></text:span><text:span text:style-name="KeywordTok">if</text:span><text:span text:style-name="NormalTok"><text:s text:c="1"/></text:span><text:span text:style-name="OperatorTok">(</text:span><text:span text:style-name="NormalTok">n1 </text:span><text:span text:style-name="OperatorTok">+</text:span><text:span text:style-name="NormalTok"><text:s text:c="1"/>n2 </text:span><text:span text:style-name="OperatorTok">&lt;</text:span><text:span text:style-name="NormalTok"><text:s text:c="1"/></text:span><text:span text:style-name="DecValTok">10000</text:span><text:span text:style-name="OperatorTok">)</text:span>
</text:p>
      <text:p text:style-name="Preformatted_20_Text">
<text:span text:style-name="NormalTok"><text:s text:c="8"/></text:span><text:span text:style-name="OperatorTok">{</text:span>
</text:p>
      <text:p text:style-name="Preformatted_20_Text">
<text:span text:style-name="NormalTok"><text:s text:c="1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Pay ${n1} to the first person"</text:span><text:span text:style-name="OperatorTok">);</text:span>
</text:p>
      <text:p text:style-name="Preformatted_20_Text">
<text:span text:style-name="NormalTok"><text:s text:c="1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Pay ${n2} to the second person"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8"/></text:span><text:span text:style-name="KeywordTok">else</text:span>
</text:p>
      <text:p text:style-name="Preformatted_20_Text">
<text:span text:style-name="NormalTok"><text:s text:c="8"/></text:span><text:span text:style-name="OperatorTok">{</text:span>
</text:p>
      <text:p text:style-name="Preformatted_20_Text">
<text:span text:style-name="NormalTok"><text:s text:c="12"/>Console</text:span><text:span text:style-name="OperatorTok">.</text:span><text:span text:style-name="FunctionTok">WriteLine</text:span><text:span text:style-name="OperatorTok">(</text:span><text:span text:style-name="StringTok">"Error: the sum of the loans exceeds the maximum allowance."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Make sure you have a general understanding of what overflowing means before proceeding. If you are unsure, reading <text:a xlink:type="simple" xlink:href="https://www.wikiwand.com/en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 and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../labs/OverflowAndUnderflow/Overflow.zip" office:name=""><text:span text:style-name="Definition">download</text:span></text:a>, execute the “Overflow” solution, and answer the following questions:</text:p>
      <text:list text:style-name="L3">
        <text:list-item>
          <text:p text:style-name="P3">What is the maximum value that can be stored in an <text:span text:style-name="Source_Text"><text:span text:style-name="DataTypeTok">int</text:span></text:span>?</text:p>
        </text:list-item>
        <text:list-item>
          <text:p text:style-name="P3">What <text:span text:style-name="T1">should</text:span> be the result of adding one to the maximum value that can be stored in an <text:span text:style-name="Source_Text"><text:span text:style-name="DataTypeTok">int</text:span>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Source_Text"><text:span text:style-name="DataTypeTok">float</text:span></text:span> and <text:span text:style-name="Source_Text"><text:span text:style-name="DataTypeTok">double</text:span>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guards against overflowing that are implemented in C#. <text:span text:style-name="T2">Note that some of those checks have been deactivated by the </text:span><text:span text:style-name="Source_Text"><text:span text:style-name="KeywordTok">unchecked</text:span></text:span><text:span text:style-name="T2"> command at the beginning of our project. Make sure to complete the following section </text:span><text:span text:style-name="T3">outside</text:span><text:span text:style-name="T2"> of </text:span><text:span text:style-name="Source_Text"><text:span text:style-name="KeywordTok">unchecked</text:span>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reformatted_20_Text">
<text:span text:style-name="DataTypeTok">int</text:span><text:span text:style-name="NormalTok"><text:s text:c="1"/>int_max_value_plus_one_bis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NormalTok"><text:s text:c="1"/></text:span><text:span text:style-name="OperatorTok">+</text:span><text:span text:style-name="NormalTok"><text:s text:c="1"/></text:span><text:span text:style-name="DecValTok">1</text:span><text:span text:style-name="OperatorTok">;</text:span>
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reformatted_20_Text">
<text:span text:style-name="DataTypeTok">int</text:span><text:span text:style-name="NormalTok"><text:s text:c="1"/>int_max_value_t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OperatorTok">;</text:span>
</text:p>
          <text:p text:style-name="Preformatted_20_Text">
<text:span text:style-name="DataTypeTok">int</text:span><text:span text:style-name="NormalTok"><text:s text:c="1"/>int_max_value_plus_one_ter </text:span><text:span text:style-name="OperatorTok">=</text:span><text:span text:style-name="NormalTok"><text:s text:c="1"/>int_max_value_ter </text:span><text:span text:style-name="OperatorTok">+</text:span><text:span text:style-name="NormalTok"><text:s text:c="1"/></text:span><text:span text:style-name="DecValTok">1</text:span><text:span text:style-name="OperatorTok">;</text:span>
</text:p>
          <text:p text:style-name="P4">(even outside an <text:span text:style-name="Source_Text"><text:span text:style-name="KeywordTok">unchecked</text:span></text:span> environment, you can try it) not the previous statement? This is because, by default, arithmetic operations on <text:span text:style-name="Source_Text"><text:span text:style-name="DataTypeTok">int</text:span>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reformatted_20_Text">
<text:span text:style-name="DataTypeTok">int</text:span><text:span text:style-name="NormalTok"><text:s text:c="1"/>int_max_value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OperatorTok">;</text:span><text:span text:style-name="NormalTok"><text:s text:c="1"/></text:span>
</text:p>
          <text:p text:style-name="Preformatted_20_Text">
<text:span text:style-name="DataTypeTok">int</text:span><text:span text:style-name="NormalTok"><text:s text:c="1"/>int_max_value_plus_one </text:span><text:span text:style-name="OperatorTok">=</text:span><text:span text:style-name="NormalTok"><text:s text:c="1"/></text:span><text:span text:style-name="KeywordTok">checked</text:span><text:span text:style-name="OperatorTok">(</text:span><text:span text:style-name="NormalTok">int_max_value </text:span><text:span text:style-name="OperatorTok">+</text:span><text:span text:style-name="NormalTok"><text:s text:c="1"/></text:span><text:span text:style-name="DecValTok">1</text:span><text:span text:style-name="OperatorTok">);</text:span><text:span text:style-name="NormalTok"><text:s text:c="1"/></text:span><text:span text:style-name="CommentTok">// Note the "checked(…)".</text:span>
</text:p>
          <text:p text:style-name="P4">What happens when you try to compile and run this program?</text:p>
        </text:list-item>
        <text:list-item>
          <text:p text:style-name="P4">Note that our program does not give the result of adding one to the maximum value that can get assigned to a <text:span text:style-name="Source_Text"><text:span text:style-name="DataTypeTok">decimal</text:span></text:span>. Try to display on the screen the result of adding one to <text:span text:style-name="Source_Text"><text:span text:style-name="DataTypeTok">decimal</text:span><text:span text:style-name="OperatorTok">.</text:span><text:span text:style-name="FunctionTok">MaxValue</text:span></text:span> (both inside and outside the <text:span text:style-name="Source_Text"><text:span text:style-name="KeywordTok">unchecked</text:span>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-up section, enter in the following table the value(s) and datatype(s) for <text:span text:style-name="Source_Text"><text:span text:style-name="NormalTok">x</text:span></text:span>, <text:span text:style-name="Source_Text"><text:span text:style-name="NormalTok">y</text:span></text:span>, and <text:span text:style-name="Source_Text"><text:span text:style-name="NormalTok">z</text:span>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<text:span text:style-name="NormalTok">x</text:span></text:span> is equal to <text:span text:style-name="Source_Text"><text:span text:style-name="NormalTok">x</text:span>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NormalTok">y</text:span></text:span> +1 is less than <text:span text:style-name="Source_Text"><text:span text:style-name="NormalTok">y</text:span>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<text:span text:style-name="NormalTok">z</text:span></text:span> * 2 / 2 is equal to <text:span text:style-name="Source_Text"><text:span text:style-name="NormalTok">z</text:span>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Source_Text"><text:span text:style-name="DataTypeTok">int</text:span><text:span text:style-name="OperatorTok">.</text:span><text:span text:style-name="FunctionTok">MinValue</text:span></text:span> can similarly be used to produce strange mathematical properties of the same kind.</text:p>
      <text:p text:style-name="Text_20_body">As funny or interesting as that strange behavio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 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FloatTok">0.00000000000000001f</text:span><text:span text:style-name="NormalTok"><text:s text:c="1"/></text:span><text:span text:style-name="OperatorTok">*</text:span><text:span text:style-name="NormalTok"><text:s text:c="1"/></text:span><text:span text:style-name="FloatTok">0.00000000000000001f</text:span><text:span text:style-name="OperatorTok">);</text:span>
</text:p>
      <text:p text:style-name="First_20_paragraph">Which should display <text:span text:style-name="Source_Text"><text:span text:style-name="FloatTok">1e-34</text:span></text:span> but actually displays <text:span text:style-name="Source_Text"><text:span text:style-name="FloatTok">9.999999E-35</text:span></text:span>. As you can see, a rounding error took place because C# did not have enough “room” to store all the information. Another interesting example is given by the following loop:</text:p>
      <text:p text:style-name="Preformatted_20_Text">
<text:span text:style-name="DataTypeTok">float</text:span><text:span text:style-name="NormalTok"><text:s text:c="1"/>x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MaxValue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x </text:span><text:span text:style-name="OperatorTok">&gt;</text:span><text:span text:style-name="NormalTok"><text:s text:c="1"/></text:span><text:span text:style-name="DecValTok">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x </text:span><text:span text:style-name="OperatorTok">+</text:span><text:span text:style-name="NormalTok"><text:s text:c="1"/></text:span><text:span text:style-name="StringTok">" "</text:span><text:span text:style-name="OperatorTok">);</text:span>
</text:p>
      <text:p text:style-name="Preformatted_20_Text">
<text:span text:style-name="NormalTok"><text:s text:c="4"/>x </text:span><text:span text:style-name="OperatorTok">=</text:span><text:span text:style-name="NormalTok"><text:s text:c="1"/>x </text:span><text:span text:style-name="OperatorTok">/</text:span><text:span text:style-name="NormalTok"><text:s text:c="1"/></text:span><text:span text:style-name="DecValTok">2</text:span><text:span text:style-name="OperatorTok">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x</text:span><text:span text:style-name="OperatorTok">);</text:span>
</text:p>
      <text:p text:style-name="First_20_paragraph">Note that this loop should <text:span text:style-name="T1">never</text:span> exit: no matter how large <text:span text:style-name="Source_Text"><text:span text:style-name="NormalTok">x</text:span></text:span> is, dividing it by two repeatedly should never make it <draw:frame draw:style-name="fr1" text:anchor-type="as-char"><draw:object xlink:href="Formula-0/" xlink:type="simple" xlink:show="embed" xlink:actuate="onLoad"/></draw:frame>! After how many iterations would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Source_Text"><text:span text:style-name="NormalTok">String</text:span><text:span text:style-name="OperatorTok">.</text:span><text:span text:style-name="FunctionTok">Format</text:span></text:span> method to nicely displa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reformatted_20_Text">
<text:span text:style-name="DataTypeTok">string</text:span><text:span text:style-name="NormalTok"><text:s text:c="1"/>value </text:span><text:span text:style-name="OperatorTok">=</text:span><text:span text:style-name="NormalTok"><text:s text:c="1"/>String</text:span><text:span text:style-name="OperatorTok">.</text:span><text:span text:style-name="FunctionTok">Format</text:span><text:span text:style-name="OperatorTok">(</text:span><text:span text:style-name="StringTok">"|{0,-20:C}|{0,20:C}|{0,10:C}|{0,20:P}|{1}"</text:span><text:span text:style-name="OperatorTok">,</text:span><text:span text:style-name="NormalTok"><text:s text:c="1"/></text:span><text:span text:style-name="FloatTok">126347.89m</text:span><text:span text:style-name="OperatorTok">,</text:span><text:span text:style-name="NormalTok"><text:s text:c="1"/></text:span><text:span text:style-name="StringTok">"test"</text:span><text:span text:style-name="OperatorTok">)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value</text:span><text:span text:style-name="OperatorTok">);</text:span>
</text:p>
      <text:p text:style-name="First_20_paragraph">Explain the role of:</text:p>
      <text:list text:style-name="L5">
        <text:list-item>
          <text:p text:style-name="P5">the first digit (either <text:span text:style-name="Source_Text"><text:span text:style-name="DecValTok">0</text:span></text:span> or <text:span text:style-name="Source_Text"><text:span text:style-name="DecValTok">1</text:span></text:span>) between the braces,</text:p>
        </text:list-item>
        <text:list-item>
          <text:p text:style-name="P5">the second number (<text:span text:style-name="Source_Text"><text:span text:style-name="OperatorTok">-</text:span><text:span text:style-name="DecValTok">20</text:span></text:span>, <text:span text:style-name="Source_Text"><text:span text:style-name="DecValTok">20</text:span></text:span>, <text:span text:style-name="Source_Text"><text:span text:style-name="DecValTok">10</text:span></text:span>, …) between the braces,</text:p>
        </text:list-item>
        <text:list-item>
          <text:p text:style-name="P5">the last character (<text:span text:style-name="Source_Text"><text:span text:style-name="NormalTok">C</text:span></text:span>, <text:span text:style-name="Source_Text"><text:span text:style-name="NormalTok">P</text:span></text:span>) between the braces.</text:p>
        </text:list-item>
      </text:list>
      <text:p text:style-name="First_20_paragraph">Note that the previous statement could have been replaced by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|{0,-20:C}|{0,20:C}|{0,10:C}|{0,20:P}|{1}"</text:span><text:span text:style-name="OperatorTok">,</text:span><text:span text:style-name="NormalTok"><text:s text:c="1"/></text:span><text:span text:style-name="FloatTok">126347.89m</text:span><text:span text:style-name="OperatorTok">,</text:span><text:span text:style-name="NormalTok"><text:s text:c="1"/></text:span><text:span text:style-name="StringTok">"test"</text:span><text:span text:style-name="OperatorTok">);</text:span>
</text:p>
      <text:p text:style-name="First_20_paragraph">as <text:span text:style-name="Source_Text"><text:span text:style-name="NormalTok">Console</text:span><text:span text:style-name="OperatorTok">.</text:span><text:span text:style-name="FunctionTok">WriteLine</text:span>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16Z</meta:creation-date>
    <dc:date>2024-05-22T17:31:16Z</dc:date>
    <meta:user-defined meta:name="date" meta:value-type="string">May  22, 2024 (01:3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